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7" style:family="text">
      <style:text-properties fo:font-size="14pt" style:font-name-asian="Times New Roman2" style:font-size-asian="14pt" style:font-name-complex="Times New Roman2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54.png" xlink:type="simple" xlink:show="embed" xlink:actuate="onLoad"/></draw:frame></text:p>
          </table:table-cell>
          <table:table-cell table:style-name="Table1.B1" office:value-type="string">
            <text:h text:style-name="P8" text:outline-level="1">Гиперболический котангенс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05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озвращает выходное значение, вычисленное по формуле:</text:p>
            <text:p text:style-name="P5"><draw:frame draw:style-name="fr3" draw:name="Объект1" text:anchor-type="as-char" svg:width="5.082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4"><text:span text:style-name="T2">Свойства</text:span><text:span text:style-name="T1">:</text:span></text:p>
            <text:list xml:id="list6090635847433752664" text:style-name="L1">
              <text:list-item>
                <text:p text:style-name="P9"><text:span text:style-name="T5">Амп</text:span><text:span text:style-name="T7">литуда – коэффициент</text:span><text:span text:style-name="T7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/text:p>
              </text:list-item>
              <text:list-item>
                <text:p text:style-name="P9"><text:span text:style-name="T7">Частота – коэффициент</text:span><text:span text:style-name="T7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        </text:list-item>
              <text:list-item>
                <text:p text:style-name="P9"><text:span text:style-name="T6">Фаза</text:span><text:span text:style-name="T7"> – коэффициент</text:span><text:span text:style-name="T7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8">Примечани</text:span><text:span text:style-name="T2">я</text:span>:</text:p>
            <text:list xml:id="list6414587503072938876" text:style-name="L2">
              <text:list-item>
                <text:p text:style-name="P10">По умолчанию данный блок реализует гиперболическое котангенциальное<text:span text:style-name="T1"> </text:span>преобразование входного <text:span text:style-name="T9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<text:span text:style-name="T10">Именованные свойства </text:span><text:span text:style-name="T4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3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тангенс</dc:title>
    <dc:date>2014-12-01T15:28:58.40</dc:date>
    <meta:generator>OpenOffice/4.1.1$Win32 OpenOffice.org_project/411m6$Build-9775</meta:generator>
    <meta:editing-duration>PT2H31M13S</meta:editing-duration>
    <meta:editing-cycles>153</meta:editing-cycles>
    <meta:document-statistic meta:table-count="1" meta:image-count="2" meta:object-count="7" meta:page-count="1" meta:paragraph-count="18" meta:word-count="117" meta:character-count="80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